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Fira Mono" svg:font-family="'Fira Mono', 'Source Code Pro', monospace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ff" style:font-name="Bitstream Charter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ff" style:font-name="Bitstream Charter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ff" style:font-name="Bitstream Charter" fo:font-size="14pt" fo:font-weight="bold" officeooo:paragraph-rsid="0009a88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ff" style:font-name="Bitstream Charter" fo:font-size="14pt" fo:font-weight="bold" officeooo:paragraph-rsid="000f47e0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ff" style:font-name="Bitstream Charter" fo:font-size="14pt" fo:font-weight="bold" officeooo:paragraph-rsid="0010fd0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Bitstream Charter" fo:font-size="10pt" officeooo:paragraph-rsid="001664fc" style:font-size-asian="10pt" style:font-size-complex="10pt"/>
    </style:style>
    <style:style style:name="P8" style:family="paragraph" style:parent-style-name="Standard">
      <style:text-properties style:font-name="Bitstream Charter" fo:font-size="10pt" officeooo:rsid="001664fc" officeooo:paragraph-rsid="001664fc" style:font-size-asian="10pt" style:font-size-complex="10pt"/>
    </style:style>
    <style:style style:name="P9" style:family="paragraph" style:parent-style-name="Standard"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Bitstream Charter" fo:font-size="12pt" fo:font-weight="bold" officeooo:paragraph-rsid="0000fbe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Bitstream Charter" fo:font-size="12pt" fo:font-weight="bold" officeooo:paragraph-rsid="0007ff4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Bitstream Charter" fo:font-size="12pt" fo:font-weight="bold" officeooo:paragraph-rsid="00146bfa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Bitstream Charter" fo:font-size="12pt" fo:font-weight="bold" officeooo:paragraph-rsid="0000fbe3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Bitstream Charter" fo:font-size="12pt" fo:font-weight="bold" officeooo:rsid="0000fbe3" officeooo:paragraph-rsid="0000fbe3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Bitstream Charter" fo:font-size="12pt" fo:font-weight="bold" officeooo:paragraph-rsid="00022aaf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Bitstream Charter" fo:font-size="12pt" fo:font-weight="bold" officeooo:paragraph-rsid="000843cf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Bitstream Charter" fo:font-size="12pt" fo:font-weight="bold" officeooo:paragraph-rsid="0009a88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Bitstream Charter" fo:font-size="12pt" fo:font-weight="bold" officeooo:rsid="00146bfa" officeooo:paragraph-rsid="00146bf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Bitstream Charter" fo:font-size="12pt" fo:font-weight="bold" officeooo:rsid="00146bfa" officeooo:paragraph-rsid="00146bfa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Bitstream Charter" fo:font-size="12pt" fo:font-weight="bold" officeooo:paragraph-rsid="001664fc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Bitstream Charter" fo:font-size="12pt" style:font-size-asian="12pt" style:font-size-complex="12pt"/>
    </style:style>
    <style:style style:name="P25" style:family="paragraph" style:parent-style-name="Standard">
      <style:text-properties style:font-name="Bitstream Charter" fo:font-size="12pt" officeooo:paragraph-rsid="000843cf" style:font-size-asian="12pt" style:font-size-complex="12pt"/>
    </style:style>
    <style:style style:name="P26" style:family="paragraph" style:parent-style-name="Standard">
      <style:text-properties style:font-name="Bitstream Charte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Bitstream Charter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Bitstream Charter" fo:font-size="11pt" fo:font-weight="bold" officeooo:paragraph-rsid="0009a88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Bitstream Charter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Bitstream Charter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Bitstream Charter" fo:font-size="9pt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Bitstream Charter" fo:font-size="8pt" fo:font-weight="bold" officeooo:rsid="0007ff46" officeooo:paragraph-rsid="0007ff46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officeooo:paragraph-rsid="0000fbe3"/>
    </style:style>
    <style:style style:name="P36" style:family="paragraph" style:parent-style-name="Standard">
      <style:text-properties style:font-name="Courier New"/>
    </style:style>
    <style:style style:name="P37" style:family="paragraph" style:parent-style-name="Standard">
      <style:text-properties style:font-name="Courier New" fo:font-size="12pt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Fira Mono" fo:font-size="10.5pt" fo:letter-spacing="normal" fo:font-style="normal" fo:font-weight="normal" style:font-size-asian="12pt" style:font-weight-asian="bold" style:font-size-complex="12pt" style:font-weight-complex="bold"/>
    </style:style>
    <style:style style:name="P39" style:family="paragraph" style:parent-style-name="Standard">
      <style:text-properties fo:font-variant="normal" fo:text-transform="none" fo:color="#000000" style:font-name="Fira Mono" fo:font-size="10.5pt" fo:letter-spacing="normal" fo:font-style="normal" fo:font-weight="normal" officeooo:rsid="00115984" officeooo:paragraph-rsid="00115984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Fira Mono" fo:font-size="10.5pt" fo:font-weight="normal" officeooo:rsid="000ca0dd" officeooo:paragraph-rsid="000ca0dd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Fira Mono" fo:font-size="10.5pt" fo:font-weight="normal" officeooo:rsid="00109f7d" officeooo:paragraph-rsid="00109f7d" style:font-size-asian="12pt" style:font-weight-asian="bold" style:font-size-complex="12pt" style:font-weight-complex="bold"/>
    </style:style>
    <style:style style:name="P42" style:family="paragraph" style:parent-style-name="Table_20_Contents">
      <style:text-properties style:font-name="Bitstream Charter" fo:font-size="9pt" style:font-size-asian="9pt" style:font-size-complex="9pt"/>
    </style:style>
    <style:style style:name="P43" style:family="paragraph" style:parent-style-name="Table_20_Contents">
      <style:text-properties style:font-name="Bitstream Charter" fo:font-size="9pt" fo:font-weight="bold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Bitstream Charter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43c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00ff" fo:font-weight="normal" officeooo:rsid="001664fc" style:font-weight-asian="normal" style:font-weight-complex="normal"/>
    </style:style>
    <style:style style:name="T6" style:family="text">
      <style:text-properties fo:color="#0000ff" fo:font-size="14pt" style:font-size-asian="14pt" style:font-size-complex="14pt"/>
    </style:style>
    <style:style style:name="T7" style:family="text">
      <style:text-properties fo:color="#0000ff" fo:font-size="14pt" officeooo:rsid="0000fbe3" style:font-size-asian="14pt" style:font-size-complex="14pt"/>
    </style:style>
    <style:style style:name="T8" style:family="text">
      <style:text-properties fo:color="#0000ff" fo:font-size="14pt" officeooo:rsid="00146bfa" style:font-size-asian="14pt" style:font-size-complex="14pt"/>
    </style:style>
    <style:style style:name="T9" style:family="text">
      <style:text-properties fo:color="#0000ff" fo:font-size="14pt" officeooo:rsid="0015f893" style:font-size-asian="14pt" style:font-size-complex="14pt"/>
    </style:style>
    <style:style style:name="T10" style:family="text">
      <style:text-properties fo:color="#0000ff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0000ff" fo:font-size="14pt" fo:font-weight="bold" officeooo:rsid="0000fbe3" style:font-size-asian="14pt" style:font-weight-asian="bold" style:font-size-complex="14pt" style:font-weight-complex="bold"/>
    </style:style>
    <style:style style:name="T12" style:family="tex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Bitstream Charter" fo:font-size="10pt" style:text-underline-style="solid" style:text-underline-width="auto" style:text-underline-color="font-color" fo:font-weight="bold" officeooo:rsid="000843cf" style:font-size-asian="10pt" style:font-weight-asian="bold" style:font-size-complex="10pt" style:font-weight-complex="bold"/>
    </style:style>
    <style:style style:name="T14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size="13pt" fo:font-weight="normal" style:font-size-asian="13pt" style:font-weight-asian="normal" style:font-size-complex="13pt" style:font-weight-complex="normal"/>
    </style:style>
    <style:style style:name="T17" style:family="text">
      <style:text-properties fo:font-size="13pt" fo:font-weight="normal" officeooo:rsid="00022aaf" style:font-size-asian="13pt" style:font-weight-asian="normal" style:font-size-complex="13pt" style:font-weight-complex="normal"/>
    </style:style>
    <style:style style:name="T18" style:family="text">
      <style:text-properties style:text-underline-style="solid" style:text-underline-width="auto" style:text-underline-color="font-color" officeooo:rsid="000843cf"/>
    </style:style>
    <style:style style:name="T19" style:family="text">
      <style:text-properties style:text-underline-style="solid" style:text-underline-width="auto" style:text-underline-color="font-color" fo:font-weight="bold" officeooo:rsid="000843cf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0f47e0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00fbe3"/>
    </style:style>
    <style:style style:name="T24" style:family="text">
      <style:text-properties officeooo:rsid="00022aaf"/>
    </style:style>
    <style:style style:name="T25" style:family="text">
      <style:text-properties officeooo:rsid="000843cf"/>
    </style:style>
    <style:style style:name="T26" style:family="text">
      <style:text-properties officeooo:rsid="0009a88d"/>
    </style:style>
    <style:style style:name="T27" style:family="text">
      <style:text-properties officeooo:rsid="00109f7d"/>
    </style:style>
    <style:style style:name="T28" style:family="text">
      <style:text-properties officeooo:rsid="000ca0dd"/>
    </style:style>
    <style:style style:name="T29" style:family="text">
      <style:text-properties officeooo:rsid="0010fd02"/>
    </style:style>
    <style:style style:name="T30" style:family="text">
      <style:text-properties officeooo:rsid="001664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reparar o ambiente para Desenvolver em PHP </text:p>
      <text:p text:style-name="P11"/>
      <text:p text:style-name="P12">SO: Ubuntu Linux </text:p>
      <text:p text:style-name="P44"/>
      <text:p text:style-name="P12"/>
      <text:p text:style-name="P13"/>
      <text:p text:style-name="P13"><text:span text:style-name="T6">// - - - - - - - - - - - - Instalar: </text:span><text:span text:style-name="T7">php, a</text:span><text:span text:style-name="T6">pache, </text:span><text:span text:style-name="T7">mysql e </text:span><text:span text:style-name="T6"><text:s/></text:span><text:span text:style-name="Strong_20_Emphasis"><text:span text:style-name="T10">phpmyadmin </text:span></text:span><text:span text:style-name="T6">- - - <text:s/>- - - - - - - - - - - </text:span></text:p>
      <text:p text:style-name="P35"><text:span text:style-name="T23">fonte: <text:s/></text:span><text:a xlink:type="simple" xlink:href="http://www.vivaolinux.com.br/dica/PHP-+-Apache-+-MySQL-no-Ubuntu-1204-Instalacao-rapida"><text:span text:style-name="T23">http://www.vivaolinux.com.br/dica/PHP-+-Apache-+-MySQL-no-Ubuntu-1204-Instalacao-rapida</text:span></text:a></text:p>
      <text:p text:style-name="P34"><text:span text:style-name="Strong_20_Emphasis">sudo apt-get install mysql-server apache2 libapache2-mod-php5 php5 php5-mysql phpmyadmin</text:span></text:p>
      <text:p text:style-name="P11"/>
      <text:p text:style-name="P14">apt-get remove --purge apache2 php5 libapache2-mod-php5 <text:s/></text:p>
      <text:p text:style-name="P14">apt-get install apache2 php5 libapache2-mod-php5</text:p>
      <text:p text:style-name="P33">Obs.: ( não interpretava o php – removi e instalei novamente)</text:p>
      <text:p text:style-name="P11"/>
      <text:p text:style-name="P15"><text:span text:style-name="T6">// - - - - - - - - - - - - </text:span><text:span text:style-name="T9">apache - </text:span><text:span text:style-name="T8">permitir reescrita de url</text:span><text:span text:style-name="Strong_20_Emphasis"><text:span text:style-name="T10"> </text:span></text:span><text:span text:style-name="T6">- - - <text:s/>- - - - - - - - - - - </text:span></text:p>
      <text:p text:style-name="P22">sudo a2enmod rewrite </text:p>
      <text:p text:style-name="P21"/>
      <text:p text:style-name="P11"/>
      <text:p text:style-name="P16"><text:span text:style-name="T6">// <text:s/>- - - - - - - - - - - - Instalar o </text:span><text:span text:style-name="Strong_20_Emphasis"><text:span text:style-name="T11">jvm e N</text:span></text:span><text:span text:style-name="Strong_20_Emphasis"><text:span text:style-name="T10">etbeans</text:span></text:span><text:span text:style-name="T6"> <text:s/>- - - - - - - - - - - - - - - - - - - - - - - - - - - - </text:span></text:p>
      <text:p text:style-name="P17"><text:s/>wget http://download.netbeans.org/netbeans/8.0/final/bundles/netbeans-8.0-php-linux.sh</text:p>
      <text:p text:style-name="P18"><text:span text:style-name="Strong_20_Emphasis"><text:span text:style-name="T16"><text:s/>sudo </text:span></text:span><text:span text:style-name="Emphasis"><text:span text:style-name="T16">apt</text:span></text:span><text:span text:style-name="Strong_20_Emphasis"><text:span text:style-name="T16">-</text:span></text:span><text:span text:style-name="Emphasis"><text:span text:style-name="T16">get</text:span></text:span><text:span text:style-name="Strong_20_Emphasis"><text:span text:style-name="T16"> install openjdk-7-jre</text:span></text:span></text:p>
      <text:p text:style-name="P18"><text:bookmark-start text:name="__DdeLink__629_200792343"/><text:span text:style-name="Strong_20_Emphasis"><text:span text:style-name="T17">sudo sh </text:span></text:span><text:span text:style-name="T24">netbeans-8.0-php-linux.sh</text:span><text:bookmark-end text:name="__DdeLink__629_200792343"/></text:p>
      <text:p text:style-name="P11"/>
      <text:p text:style-name="P11"/>
      <text:p text:style-name="P10"/>
      <text:p text:style-name="P3">- - - - - - - - - - - - - - <text:span text:style-name="T20">Criar Virtual-Host - - - - - <text:s/>- - - - - - - - - - - - - - - - - - - - - - - - - - - - - - </text:span></text:p>
      <text:p text:style-name="P10"/>
      <text:p text:style-name="P19">*** passo <text:span text:style-name="T25">1 →</text:span><text:span text:style-name="T18"> criar o virtual host</text:span></text:p>
      <text:p text:style-name="P23">sudo gedit /etc/apache2/<text:span text:style-name="T4">sites-available</text:span><text:bookmark-start text:name="__DdeLink__792_1605364833"/><text:span text:style-name="T4">/</text:span><text:bookmark-end text:name="__DdeLink__792_1605364833"/><text:span text:style-name="T5">cakephp.conf</text:span></text:p>
      <text:p text:style-name="P2"/>
      <text:p text:style-name="P7"><text:s/><text:span text:style-name="T30">&lt;VirtualHost *:80&gt; </text:span></text:p>
      <text:p text:style-name="P8"><text:s text:c="4"/>&lt;Directory /var/www/cakephp/webroot/&gt; </text:p>
      <text:p text:style-name="P8"><text:s text:c="6"/>Options Indexes FollowSymLinks MultiViews </text:p>
      <text:p text:style-name="P8"><text:s text:c="6"/>AllowOverride All </text:p>
      <text:p text:style-name="P8"><text:s text:c="6"/>Order allow,deny </text:p>
      <text:p text:style-name="P8"><text:s text:c="6"/>allow from all </text:p>
      <text:p text:style-name="P8"><text:s text:c="6"/>Require all granted </text:p>
      <text:p text:style-name="P8"><text:s text:c="3"/>&lt;/Directory&gt; </text:p>
      <text:p text:style-name="P8"/>
      <text:p text:style-name="P8"><text:s text:c="3"/>ErrorLog /var/www/cakephp/logs/error.log </text:p>
      <text:p text:style-name="P8"><text:s text:c="3"/>LogLevel warn </text:p>
      <text:p text:style-name="P8"><text:s text:c="3"/>CustomLog /var/www/cakephp/logs/access.log combined </text:p>
      <text:p text:style-name="P8"/>
      <text:p text:style-name="P8"><text:s text:c="3"/>ServerName cakephp </text:p>
      <text:p text:style-name="P8"/>
      <text:p text:style-name="P8"><text:s text:c="3"/>DocumentRoot "/var/www/cakephp/webroot" </text:p>
      <text:p text:style-name="P8"><text:s text:c="3"/>DirectoryIndex index.php index.html index.phtml </text:p>
      <text:p text:style-name="P8"><text:s text:c="3"/>php_value include_path ".:/var/www/cakephp/webroot" </text:p>
      <text:p text:style-name="P8"><text:s text:c="3"/>php_value error_reporting 22517 </text:p>
      <text:p text:style-name="P8"><text:s text:c="3"/>php_value display_errors 1 </text:p>
      <text:p text:style-name="P8">&lt;/VirtualHost&gt;</text:p>
      <text:p text:style-name="P24"/>
      <text:p text:style-name="P19">*** passo <text:span text:style-name="T25">2 → </text:span><text:span text:style-name="T18">incluir o virtual-host no arquivo hosts</text:span></text:p>
      <text:p text:style-name="P10"><text:s/>sudo gedit /etc/hosts</text:p>
      <text:p text:style-name="P10">127.0.0.1 <text:s text:c="2"/>moinunes <text:s text:c="7"/># aqui acrescentamos o nosso host de exemplo</text:p>
      <text:p text:style-name="P24"/>
      <text:p text:style-name="P24"><text:soft-page-break/></text:p>
      <text:p text:style-name="P25"><text:span text:style-name="T1">*** passo </text:span><text:span text:style-name="T2">3 → </text:span><text:span text:style-name="T19">habilitar o Virtual-Host</text:span></text:p>
      <text:p text:style-name="P10">sudo a2ensite moinunes</text:p>
      <text:p text:style-name="P25"><text:span text:style-name="T1">*** passo </text:span><text:span text:style-name="T2">4 → </text:span><text:span text:style-name="T13">mudar o dono e o grupo do diretório para www-data, que é o usuário padrão do Apache2.</text:span></text:p>
      <text:p text:style-name="P37"><text:bookmark-start text:name="__DdeLink__470_728394220"/><text:bookmark-start text:name="__DdeLink__497_848433724"/>sudo chgrp -hR www-data /var/www/nomedosite<text:bookmark-end text:name="__DdeLink__497_848433724"/></text:p>
      <text:p text:style-name="P36">sudo chown -hR www-data <text:span text:style-name="T22">/var/www/nomedosite</text:span><text:bookmark-end text:name="__DdeLink__470_728394220"/></text:p>
      <text:p text:style-name="P24"/>
      <text:p text:style-name="P20">*** passo <text:span text:style-name="T26">5 → reiniciar o apache</text:span></text:p>
      <text:p text:style-name="P26"><text:bookmark-start text:name="__DdeLink__476_728394220"/>sudo /etc/init.d/apache2 <text:span text:style-name="T26">re</text:span>start<text:bookmark-end text:name="__DdeLink__476_728394220"/></text:p>
      <text:p text:style-name="P9"/>
      <text:p text:style-name="P31"/>
      <text:p text:style-name="P4">- - - - - - - - - - - - - - <text:span text:style-name="T26">Instalar phpmyadimin </text:span><text:span text:style-name="T20"><text:s/>- - <text:s/>- - - - - - - - - - - - - - - - - - - - - - - - - - - - - - </text:span></text:p>
      <text:p text:style-name="P29">- instalar phpmyadmin – e bibliotecas mysql</text:p>
      <text:p text:style-name="P28">sudo apt-get install libapache2-mod-auth-mysql php5-mysql phpmyadmin</text:p>
      <text:p text:style-name="P28">depois copiar par <text:s/>/var/www <text:s text:c="2"/>---&gt; <text:span text:style-name="Strong_20_Emphasis"><text:span text:style-name="T3">sudo cp -rp /usr/share/phpmyadmin /var/www</text:span></text:span></text:p>
      <text:p text:style-name="P10"/>
      <text:p text:style-name="P10"/>
      <text:p text:style-name="P5">- - - - - - - - - - - - - - <text:span text:style-name="T26">Instalar CakePhp</text:span><text:span text:style-name="T20"> - - <text:s/>- - - - - - - - - - - - - - - - - - - - -</text:span><text:span text:style-name="T21"> - - - <text:s/>- - - <text:s/>- - - </text:span><text:span text:style-name="T20">- - - - </text:span></text:p>
      <text:p text:style-name="P38">sudo apt-get install php5-intl</text:p>
      <text:p text:style-name="P39">sudo apt-get install php5-sqlite</text:p>
      <text:p text:style-name="P40">sudo curl -s https://getcomposer.org/installer | php</text:p>
      <text:p text:style-name="P40">sudo php composer.phar create-project --prefer-dist cakephp/app <text:span text:style-name="T27">NomeDoSite</text:span></text:p>
      <text:p text:style-name="P41">sudo chmod 777 -R /var/www/<text:span text:style-name="T28"> </text:span>NomeDoSite/logs</text:p>
      <text:p text:style-name="P41">sudo chmod 777 -R /var/www/<text:span text:style-name="T28"> </text:span>NomeDoSite/tmp</text:p>
      <text:p text:style-name="P38"/>
      <text:p text:style-name="P6">- - - - - - - - - - - - - - <text:span text:style-name="T26">Instalar Workbench </text:span><text:span text:style-name="T20"><text:s/>- - - - - - - - - - - - - - - - - - - - -</text:span><text:span text:style-name="T21"> - - - <text:s/>- - - <text:s/>- - - </text:span><text:span text:style-name="T20">- - - - </text:span></text:p>
      <text:p text:style-name="Standard"><text:span text:style-name="T12">- instalar </text:span><text:span text:style-name="T14"><text:s/></text:span><text:bookmark text:name="mainContent"/><text:span text:style-name="T1">MySQL Workbench – ferramenta visual para Mysql</text:span></text:p>
      <text:p text:style-name="P28"><text:span text:style-name="Strong_20_Emphasis"><text:span text:style-name="T15">download: <text:s/></text:span></text:span><text:a xlink:type="simple" xlink:href="http://dev.mysql.com/downloads/tools/workbench"><text:span text:style-name="Strong_20_Emphasis"><text:span text:style-name="T15">http://dev.mysql.com/downloads/tools/workbench</text:span></text:span></text:a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rier, monospace"/>
    <style:font-face style:name="Fira Mono" svg:font-family="'Fira Mono', 'Source Code Pro', monospace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87cm" style:type="center"/>
          <style:tab-stop style:position="19.97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9cm" fo:margin-bottom="0.781cm" fo:margin-left="0.556cm" fo:margin-right="0.5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6T12:10:54</meta:creation-date>
    <dc:date>2015-04-04T17:29:51.620977914</dc:date>
    <meta:editing-duration>PT6H25M43S</meta:editing-duration>
    <meta:editing-cycles>117</meta:editing-cycles>
    <meta:generator>LibreOffice/4.2.7.2$Linux_X86_64 LibreOffice_project/420m0$Build-2</meta:generator>
    <meta:document-statistic meta:table-count="0" meta:image-count="0" meta:object-count="0" meta:page-count="2" meta:paragraph-count="60" meta:word-count="565" meta:character-count="3063" meta:non-whitespace-character-count="2432"/>
  </office:meta>
</office:document-meta>
</file>